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66cc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svg:stroke-color="#000000" draw:fill="none" draw:fill-color="#ffffff" fo:min-height="0.63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889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875cm" svg:height="15.113cm" svg:x="2.905cm" svg:y="7.98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Trad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271cm" svg:height="7.366cm" svg:x="6.588cm" svg:y="11.922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1">Core</text:p>
          <draw:enhanced-geometry svg:viewBox="0 0 21600 21600" draw:type="rectangle" draw:enhanced-path="M 0 0 L 21600 0 21600 21600 0 21600 0 0 Z N"/>
        </draw:custom-shape>
        <draw:frame draw:style-name="gr3" draw:layer="layout" svg:width="10.287cm" svg:height="0.962cm" svg:x="1.635cm" svg:y="1.216cm">
          <draw:text-box>
            <text:p>Trader Architecture </text:p>
          </draw:text-box>
        </draw:frame>
        <draw:custom-shape draw:style-name="gr1" draw:text-style-name="P2" draw:layer="layout" svg:width="3.556cm" svg:height="1.778cm" svg:x="3.286cm" svg:y="5.031cm">
          <text:p text:style-name="P2">IMDB 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3cm" svg:height="0.943cm" svg:x="7.731cm" svg:y="9.047cm">
          <text:p text:style-name="P2">Filter 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318cm" svg:height="1.651cm" svg:x="1.635cm" svg:y="2.286cm">
          <text:p text:style-name="P2">Real time data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3.921cm" svg:y1="3.918cm" svg:x2="4.937cm" svg:y2="5.064cm">
          <text:p/>
        </draw:line>
        <draw:line draw:style-name="gr4" draw:text-style-name="P2" draw:layer="layout" svg:x1="9.001cm" svg:y1="9.001cm" svg:x2="5.191cm" svg:y2="6.809cm">
          <text:p/>
        </draw:line>
        <draw:frame draw:style-name="gr5" draw:layer="layout" svg:width="2.966cm" svg:height="0.962cm" svg:x="7.127cm" svg:y="7.09cm">
          <draw:text-box>
            <text:p>Pull data</text:p>
          </draw:text-box>
        </draw:frame>
        <draw:custom-shape draw:style-name="gr1" draw:text-style-name="P2" draw:layer="layout" svg:width="4.318cm" svg:height="1.651cm" svg:x="13.573cm" svg:y="2.159cm">
          <text:p text:style-name="P2">HDB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0.779cm" svg:y1="2.27cm" svg:x2="10.906cm" svg:y2="22.59cm">
          <text:p/>
        </draw:line>
        <draw:custom-shape draw:style-name="gr1" draw:text-style-name="P2" draw:layer="layout" svg:width="3.556cm" svg:height="1.778cm" svg:x="12.885cm" svg:y="5.03cm">
          <text:p text:style-name="P2">IMDB 2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5.732cm" svg:y1="3.791cm" svg:x2="14.97cm" svg:y2="5.064cm">
          <text:p/>
        </draw:line>
        <draw:custom-shape draw:style-name="gr1" draw:text-style-name="P2" draw:layer="layout" svg:width="2.634cm" svg:height="1.05cm" svg:x="11.255cm" svg:y="8.967cm">
          <text:p text:style-name="P2">Filter 2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2.43cm" svg:y1="9.001cm" svg:x2="14.716cm" svg:y2="6.809cm">
          <text:p/>
        </draw:line>
        <draw:frame draw:style-name="gr5" draw:layer="layout" svg:width="2.966cm" svg:height="0.962cm" svg:x="14.716cm" svg:y="7.244cm">
          <draw:text-box>
            <text:p>Pull data</text:p>
          </draw:text-box>
        </draw:frame>
        <draw:custom-shape draw:style-name="gr1" draw:text-style-name="P2" draw:layer="layout" svg:width="3.683cm" svg:height="0.809cm" svg:x="3.332cm" svg:y="9.108cm">
          <text:p text:style-name="P2">Timer - rea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48cm" svg:height="1.163cm" svg:x="14.597cm" svg:y="8.981cm">
          <text:p text:style-name="P2">Timer - si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469cm" svg:height="1.303cm" svg:x="8.142cm" svg:y="14.175cm">
          <text:p text:style-name="P2">Update State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2.303cm" svg:y1="12.43cm" svg:x2="8.747cm" svg:y2="10.017cm">
          <text:p/>
        </draw:line>
        <draw:line draw:style-name="gr4" draw:text-style-name="P2" draw:layer="layout" svg:x1="9.255cm" svg:y1="12.557cm" svg:x2="4.937cm" svg:y2="9.89cm">
          <text:p/>
        </draw:line>
        <draw:line draw:style-name="gr4" draw:text-style-name="P2" draw:layer="layout" svg:x1="12.303cm" svg:y1="12.811cm" svg:x2="12.43cm" svg:y2="10.017cm">
          <text:p/>
        </draw:line>
        <draw:line draw:style-name="gr4" draw:text-style-name="P2" draw:layer="layout" svg:x1="9.128cm" svg:y1="12.557cm" svg:x2="15.732cm" svg:y2="10.144cm">
          <text:p/>
        </draw:line>
        <draw:custom-shape draw:style-name="gr1" draw:text-style-name="P2" draw:layer="layout" svg:width="5.978cm" svg:height="1.044cm" svg:x="7.841cm" svg:y="16.474cm">
          <text:p text:style-name="P2">logic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879cm" svg:y1="15.326cm" svg:x2="10.879cm" svg:y2="16.469cm">
          <text:p/>
        </draw:line>
        <draw:custom-shape draw:style-name="gr1" draw:text-style-name="P2" draw:layer="layout" svg:width="3.556cm" svg:height="1.651cm" svg:x="5.855cm" svg:y="20.167cm">
          <text:p text:style-name="P2">Real Order</text:p>
          <text:p text:style-name="P2">Sender 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1.651cm" svg:x="12.454cm" svg:y="20.166cm">
          <text:p text:style-name="P2">Sim Order</text:p>
          <text:p text:style-name="P2">Sender 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286cm" svg:height="0.889cm" svg:x="11.368cm" svg:y="12.538cm">
          <text:p text:style-name="P2">Filt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286cm" svg:height="0.889cm" svg:x="8.167cm" svg:y="12.537cm">
          <text:p text:style-name="P2">Timer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906cm" svg:y1="14.081cm" svg:x2="12.684cm" svg:y2="13.446cm">
          <text:p/>
        </draw:line>
        <draw:line draw:style-name="gr4" draw:text-style-name="P2" draw:layer="layout" svg:x1="10.905cm" svg:y1="14.082cm" svg:x2="9.255cm" svg:y2="13.446cm">
          <text:p/>
        </draw:line>
        <draw:custom-shape draw:style-name="gr1" draw:text-style-name="P2" draw:layer="layout" svg:width="2.286cm" svg:height="0.889cm" svg:x="9.766cm" svg:y="18.136cm">
          <text:p text:style-name="P2">Sender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879cm" svg:y1="17.41cm" svg:x2="10.906cm" svg:y2="18.145cm">
          <text:p/>
        </draw:line>
        <draw:line draw:style-name="gr4" draw:text-style-name="P2" draw:layer="layout" svg:x1="10.779cm" svg:y1="19.034cm" svg:x2="7.667cm" svg:y2="20.145cm">
          <text:p/>
        </draw:line>
        <draw:line draw:style-name="gr4" draw:text-style-name="P2" draw:layer="layout" svg:x1="10.779cm" svg:y1="19.034cm" svg:x2="14.335cm" svg:y2="20.177cm">
          <text:p/>
        </draw:line>
        <draw:frame draw:style-name="gr7" draw:layer="layout" svg:width="2.413cm" svg:height="1.139cm" svg:x="2.905cm" svg:y="21.828cm">
          <draw:text-box>
            <text:p>REAL</text:p>
          </draw:text-box>
        </draw:frame>
        <draw:frame draw:style-name="gr7" draw:layer="layout" svg:width="2.413cm" svg:height="1.139cm" svg:x="10.906cm" svg:y="21.955cm">
          <draw:text-box>
            <text:p>SI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andon </meta:initial-creator>
    <meta:creation-date>2013-11-04T21:07:44</meta:creation-date>
    <dc:date>2013-11-04T21:51:12</dc:date>
    <dc:creator>brandon </dc:creator>
    <meta:editing-duration>PT10M58S</meta:editing-duration>
    <meta:editing-cycles>1</meta:editing-cycles>
    <meta:document-statistic meta:object-count="37"/>
    <meta:generator>LibreOffice/3.5$Linux_X86_64 LibreOffice_project/350m1$Build-2</meta:generator>
  </office:meta>
</office:document-meta>
</file>